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Usuário">
            <text:p>Usuário</text:p>
          </table:table-cell>
          <table:table-cell table:style-name="pd1" office:value-type="string" office:string-value="Senha">
            <text:p>Senha</text:p>
          </table:table-cell>
          <table:table-cell table:style-name="pd1" office:value-type="string" office:string-value="Chave">
            <text:p>Chave</text:p>
          </table:table-cell>
          <table:table-cell table:style-name="pd1" office:value-type="string" office:string-value="Nível">
            <text:p>Nível</text:p>
          </table:table-cell>
        </table:table-row>
        <table:table-row>
          <table:table-cell office:value-type="string" office:string-value="admin">
            <text:p>admin</text:p>
          </table:table-cell>
          <table:table-cell office:value-type="string" office:string-value="Novo Valor">
            <text:p>Novo Valor</text:p>
          </table:table-cell>
          <table:table-cell office:value-type="string" office:string-value="b'\xa4|(\x1a\xb6\xc0\xe8\x1a\xc7\xcf\xc0\xf7\x81\xcf\x1b\xc5\xc0\xaa\x1bi\xff\xaf\xefa\x9a\xaf\xc9\x8ek\x04\xf7;'">
            <text:p>b'\xa4|(\x1a\xb6\xc0\xe8\x1a\xc7\xcf\xc0\xf7\x81\xcf\x1b\xc5\xc0\xaa\x1bi\xff\xaf\xefa\x9a\xaf\xc9\x8ek\x04\xf7;'</text:p>
          </table:table-cell>
          <table:table-cell office:value-type="string" office:string-value="Admin">
            <text:p>Admin</text:p>
          </table:table-cell>
        </table:table-row>
        <table:table-row>
          <table:table-cell office:value-type="string" office:string-value="administrador">
            <text:p>administrador</text:p>
          </table:table-cell>
          <table:table-cell office:value-type="string" office:string-value="[255, 101, 97, 136, 59, 228, 240, 173, 17, 157, 145, 28, 224, 64, 66, 215, 137, 18, 67, 10, 233, 128, 221, 50, 25, 34, 86, 11, 80, 2, 227, 175]">
            <text:p>[255, 101, 97, 136, 59, 228, 240, 173, 17, 157, 145, 28, 224, 64, 66, 215, 137, 18, 67, 10, 233, 128, 221, 50, 25, 34, 86, 11, 80, 2, 227, 175]</text:p>
          </table:table-cell>
          <table:table-cell office:value-type="string" office:string-value="[127, 47, 52, 17, 25, 70, 253, 66, 255, 138, 39, 9, 12, 168, 209, 120, 154, 243, 34, 81, 20, 36, 192, 37, 100, 38, 91, 57, 55, 218, 69, 75]">
            <text:p>[127, 47, 52, 17, 25, 70, 253, 66, 255, 138, 39, 9, 12, 168, 209, 120, 154, 243, 34, 81, 20, 36, 192, 37, 100, 38, 91, 57, 55, 218, 69, 75]</text:p>
          </table:table-cell>
          <table:table-cell office:value-type="string" office:string-value="Admin">
            <text:p>Admi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